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220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4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8, 8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5, 10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9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5, 4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3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6, 9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36]</text:p>
          </table:table-cell>
          <table:table-cell office:value-type="string" calcext:value-type="string">
            <text:p>[23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2, 43, 4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2, 7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4, 36, 62]</text:p>
          </table:table-cell>
          <table:table-cell office:value-type="string" calcext:value-type="string">
            <text:p>[58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1, 73]</text:p>
          </table:table-cell>
          <table:table-cell office:value-type="string" calcext:value-type="string">
            <text:p>[37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7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3, 8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63, 7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9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6, 7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2, 7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4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9, 7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7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43, 7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6, 37, 5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6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1, 55]</text:p>
          </table:table-cell>
          <table:table-cell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8:34:20.733959458</dc:date>
    <meta:editing-duration>PT3M59S</meta:editing-duration>
    <meta:editing-cycles>1</meta:editing-cycles>
    <meta:generator>LibreOffice/5.1.6.2$Linux_X86_64 LibreOffice_project/10m0$Build-2</meta:generator>
    <meta:document-statistic meta:table-count="1" meta:cell-count="155" meta:object-count="0"/>
  </office:meta>
</office:document-meta>
</file>